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style:font-name="Times New Roman" officeooo:rsid="00040cda"/>
    </style:style>
    <style:style style:name="T5" style:family="text">
      <style:text-properties style:font-name="Times New Roman" officeooo:rsid="000433f9"/>
    </style:style>
    <style:style style:name="T6" style:family="text">
      <style:text-properties style:text-position="super 58%" style:font-name="Times New Roman" fo:font-size="15pt" style:font-size-asian="15pt" style:font-size-complex="15pt"/>
    </style:style>
    <style:style style:name="T7" style:family="text">
      <style:text-properties style:text-position="super 58%" style:font-name="Times New Roman1" fo:font-size="15pt" style:font-size-asian="15pt" style:font-size-complex="15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GRUENCES-II</text:p>
      <text:p text:style-name="P1"/>
      <text:p text:style-name="P2">Euler phi-function:</text:p>
      <text:p text:style-name="P1"><text:s text:c="3"/>Let n be a positive integer. The number of positive integers not exceeding n and relatively prime to n is called Euler phi-function, denoted by <text:span text:style-name="T1">Φ</text:span><text:span text:style-name="T2">(n).</text:span></text:p>
      <text:p text:style-name="P4"/>
      <text:p text:style-name="P4">Example:</text:p>
      <text:p text:style-name="P4">n = 12</text:p>
      <text:p text:style-name="P4">The positive integers which are relatively prime and do not exceed 12 are 1,5,7 and 11.</text:p>
      <text:p text:style-name="P1"><text:span text:style-name="T1">Φ</text:span><text:span text:style-name="T2">(n) = 4</text:span></text:p>
      <text:p text:style-name="P4"/>
      <text:p text:style-name="P4"/>
      <text:p text:style-name="P4">Note:</text:p>
      <text:p text:style-name="P4"><text:s/>Let n = (p1)^r1 . (p2)^r2 .....(pk)^rk , where p1, p2, .... pk are distinct prime integers. Then </text:p>
      <text:p text:style-name="P4"/>
      <text:p text:style-name="P1"><text:span text:style-name="T2"><text:s text:c="2"/></text:span><text:span text:style-name="T1">Φ</text:span><text:span text:style-name="T2">(n) = n ( 1 - 1/p1)(1 - 1/p2) ..... (1 - 1/pk)</text:span></text:p>
      <text:p text:style-name="P4"/>
      <text:p text:style-name="P6">Exercise:</text:p>
      <text:p text:style-name="P1"><text:span text:style-name="T2">Find </text:span><text:span text:style-name="T1">Φ</text:span><text:span text:style-name="T2">(n) when n = </text:span></text:p>
      <text:p text:style-name="P4"><text:s/>1. <text:s/>10 <text:s text:c="4"/>2. <text:s/>25 <text:s text:c="2"/>3. <text:s/>100 <text:s text:c="2"/>4. <text:s/>500 <text:s text:c="2"/>5. 2400</text:p>
      <text:p text:style-name="P4"/>
      <text:p text:style-name="P4"/>
      <text:p text:style-name="P7">Fermat's little theorem:</text:p>
      <text:p text:style-name="P4"><text:s text:c="3"/>If p is a prime and a is an integer such that p does not divide a, then</text:p>
      <text:p text:style-name="P4"/>
      <text:p text:style-name="P1"><text:span text:style-name="T2"><text:s text:c="19"/>a</text:span><text:span text:style-name="T6">p-1</text:span><text:span text:style-name="T3"> </text:span><text:span text:style-name="T2"><text:s text:c="2"/>= <text:s/>1 (mod p)</text:span></text:p>
      <text:p text:style-name="P4"/>
      <text:p text:style-name="P7">Theorem(Euler):</text:p>
      <text:p text:style-name="P4"><text:s text:c="4"/>Let a and n be integers such that n &gt; 0 and gcd(a,n) = 1. Then </text:p>
      <text:p text:style-name="P1"><text:span text:style-name="T2"><text:s text:c="19"/>a</text:span><text:span text:style-name="T7">Φ</text:span><text:span text:style-name="T6">(n)</text:span><text:span text:style-name="T3"> </text:span><text:span text:style-name="T2"><text:s text:c="2"/>= <text:s/>1 (mod </text:span><text:span text:style-name="T4">n</text:span><text:span text:style-name="T2">)</text:span></text:p>
      <text:p text:style-name="P4"/>
      <text:p text:style-name="P4"/>
      <text:p text:style-name="P6">Exercise:</text:p>
      <text:p text:style-name="P4"/>
      <text:p text:style-name="P4"><text:s text:c="6"/>1. <text:s text:c="2"/>Find the remainder when 12^201 is divided <text:s/>by 7.</text:p>
      <text:list xml:id="list8660532040550626049" text:style-name="L1">
        <text:list-item>
          <text:p text:style-name="P5">Find the integer in the unit place of 7^ 316.</text:p>
        </text:list-item>
        <text:list-item>
          <text:p text:style-name="P5">Find the remainder </text:p>
          <text:list>
            <text:list-item>
              <text:p text:style-name="P5">when 53^49 is divided by 36.</text:p>
            </text:list-item>
          </text:list>
          <text:p text:style-name="P5">2. <text:s/>when 3^1000000 is divided by 1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07-16T13:54:49</meta:creation-date>
    <dc:date>2014-07-16T16:59:02.741000000</dc:date>
    <meta:editing-duration>PT14M52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5" meta:word-count="188" meta:character-count="980" meta:non-whitespace-character-count="734"/>
  </office:meta>
</office:document-meta>
</file>